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39cm" fo:min-width="9.152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="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605cm" fo:min-width="5.054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7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124cm" fo:min-width="0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5.014cm" fo:min-width="0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52cm" svg:height="0.889cm" svg:x="1.127cm" svg:y="3.2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66cm" svg:y1="4.683cm" svg:x2="8.366cm" svg:y2="4.175cm">
          <text:p/>
        </draw:line>
        <draw:line draw:style-name="gr2" draw:text-style-name="P2" draw:layer="layout" svg:x1="2.778cm" svg:y1="4.683cm" svg:x2="2.778cm" svg:y2="4.175cm">
          <text:p/>
        </draw:line>
        <draw:line draw:style-name="gr2" draw:text-style-name="P2" draw:layer="layout" svg:x1="5.318cm" svg:y1="4.683cm" svg:x2="5.318cm" svg:y2="4.175cm">
          <text:p/>
        </draw:line>
        <draw:custom-shape draw:style-name="gr3" draw:text-style-name="P3" draw:layer="layout" svg:width="5.588cm" svg:height="0.889cm" svg:x="2.778cm" svg:y="3.28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513cm" svg:height="1.361cm" svg:x="7.096cm" svg:y="4.545cm">
          <draw:text-box>
            <text:p text:style-name="P4"><text:span text:style-name="T1">Pro</text:span><text:span text:style-name="T1">duc</text:span><text:span text:style-name="T1">er</text:span></text:p>
            <text:p text:style-name="P4"><text:span text:style-name="T1">poin</text:span><text:span text:style-name="T1">ter</text:span></text:p>
          </draw:text-box>
        </draw:frame>
        <draw:frame draw:style-name="gr4" draw:text-style-name="P5" draw:layer="layout" svg:width="2.784cm" svg:height="1.361cm" svg:x="1.264cm" svg:y="4.545cm">
          <draw:text-box>
            <text:p text:style-name="P4"><text:span text:style-name="T1">Consumer</text:span></text:p>
            <text:p text:style-name="P4"><text:span text:style-name="T1">pointer</text:span></text:p>
          </draw:text-box>
        </draw:frame>
        <draw:frame draw:style-name="gr4" draw:text-style-name="P5" draw:layer="layout" svg:width="2.678cm" svg:height="1.916cm" svg:x="3.931cm" svg:y="4.545cm">
          <draw:text-box>
            <text:p text:style-name="P4"><text:span text:style-name="T1">“</text:span><text:span text:style-name="T1">Shadow”</text:span></text:p>
            <text:p text:style-name="P4"><text:span text:style-name="T1">consumer</text:span></text:p>
            <text:p text:style-name="P4"><text:span text:style-name="T1">pointer</text:span></text:p>
          </draw:text-box>
        </draw:frame>
        <draw:custom-shape draw:style-name="gr5" draw:text-style-name="P2" draw:layer="layout" svg:width="0.381cm" svg:height="2.54cm" draw:transform="rotate (-1.5707963267949) translate (5.318cm 2.651cm)">
          <text:p/>
          <draw:enhanced-geometry svg:viewBox="0 0 21600 21600" draw:glue-points="21600 0 0 10800 21600 21600" draw:text-areas="13800 ?f9 21600 ?f10" draw:type="left-brace" draw:modifiers="1632.1133412042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381cm" svg:height="5.588cm" draw:transform="rotate (-1.5707963267949) translate (8.366cm 1.635cm)">
          <text:p/>
          <draw:enhanced-geometry svg:viewBox="0 0 21600 21600" draw:glue-points="21600 0 0 10800 21600 21600" draw:text-areas="13800 ?f9 21600 ?f10" draw:type="left-brace" draw:modifiers="622.22222222222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5" draw:layer="layout" svg:width="4.414cm" svg:height="0.806cm" svg:x="3.286cm" svg:y="0.956cm">
          <draw:text-box>
            <text:p text:style-name="P4"><text:span text:style-name="T1">Controlled by NIC</text:span></text:p>
          </draw:text-box>
        </draw:frame>
        <draw:frame draw:style-name="gr4" draw:text-style-name="P5" draw:layer="layout" svg:width="2.987cm" svg:height="0.806cm" svg:x="2.585cm" svg:y="1.972cm">
          <draw:text-box>
            <text:p text:style-name="P4"><text:span text:style-name="T1">In progres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26T01:55:06.027931422</meta:creation-date>
    <dc:date>2020-01-13T11:51:46.494534093</dc:date>
    <meta:editing-duration>P5DT2H22M4S</meta:editing-duration>
    <meta:editing-cycles>24</meta:editing-cycles>
    <meta:generator>LibreOffice/6.3.2.2$Linux_X86_64 LibreOffice_project/30$Build-2</meta:generator>
    <meta:document-statistic meta:object-count="12"/>
  </office:meta>
</office:document-meta>
</file>